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0.5654in"/>
    </style:style>
    <style:style style:name="co3" style:family="table-column">
      <style:table-column-properties fo:break-before="auto" style:column-width="1.3819in"/>
    </style:style>
    <style:style style:name="co4" style:family="table-column">
      <style:table-column-properties fo:break-before="auto" style:column-width="0.7835in"/>
    </style:style>
    <style:style style:name="co5" style:family="table-column">
      <style:table-column-properties fo:break-before="auto" style:column-width="0.7508in"/>
    </style:style>
    <style:style style:name="co6" style:family="table-column">
      <style:table-column-properties fo:break-before="auto" style:column-width="0.6307in"/>
    </style:style>
    <style:style style:name="co7" style:family="table-column">
      <style:table-column-properties fo:break-before="auto" style:column-width="2.8839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background-color="#00ff00" fo:wrap-option="wrap"/>
    </style:style>
    <style:style style:name="ce4" style:family="table-cell" style:parent-style-name="Default" style:data-style-name="N100">
      <style:table-cell-properties fo:background-color="#ff0000" fo:wrap-option="wrap"/>
    </style:style>
    <style:style style:name="ce5" style:family="table-cell" style:parent-style-name="Default" style:data-style-name="N100">
      <style:table-cell-properties fo:wrap-option="wrap"/>
      <style:text-properties style:font-name="Arial" style:font-name-asian="WenQuanYi Zen Hei" style:font-name-complex="Lohit Hind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JulyCotton192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Default" office:value-type="string">
            <text:p>Robert Gordon's Cotton trades.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9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>
            <text:p>July 1927 contract.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Buy/Sell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ontract</text:p>
          </table:table-cell>
          <table:table-cell table:style-name="ce1" office:value-type="string">
            <text:p>Amt. (bales)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:</text:p>
          </table:table-cell>
        </table:table-row>
        <table:table-row table:style-name="ro3">
          <table:table-cell/>
          <table:table-cell office:value-type="string">
            <text:p>44</text:p>
          </table:table-cell>
          <table:table-cell office:value-type="string">
            <text:p>Sautrday, January 1, 1927</text:p>
          </table:table-cell>
          <table:table-cell table:number-columns-repeated="4"/>
          <table:table-cell office:value-type="string">
            <text:p>Letter of Commendation. <text:s/>RG bonus of $500, and $50 advance per month.</text:p>
          </table:table-cell>
          <table:table-cell/>
        </table:table-row>
        <table:table-row table:style-name="ro3">
          <table:table-cell/>
          <table:table-cell office:value-type="string">
            <text:p>62</text:p>
          </table:table-cell>
          <table:table-cell office:value-type="string">
            <text:p>Saturday, January 15, 1927</text:p>
          </table:table-cell>
          <table:table-cell table:number-columns-repeated="4"/>
          <table:table-cell office:value-type="string">
            <text:p>Appreciates bonus on 1st of year.</text:p>
          </table:table-cell>
          <table:table-cell/>
        </table:table-row>
        <table:table-row table:style-name="ro4">
          <table:table-cell/>
          <table:table-cell office:value-type="string">
            <text:p>63</text:p>
          </table:table-cell>
          <table:table-cell office:value-type="string">
            <text:p>Saturday, January 15, 1927</text:p>
          </table:table-cell>
          <table:table-cell table:number-columns-repeated="4"/>
          <table:table-cell office:value-type="string">
            <text:p>RG to use $500 given, plus $500 saved up, to buy cotton to hold for the Spring and Summer.</text:p>
          </table:table-cell>
          <table:table-cell/>
        </table:table-row>
        <table:table-row table:style-name="ro5">
          <table:table-cell/>
          <table:table-cell office:value-type="string">
            <text:p>66</text:p>
          </table:table-cell>
          <table:table-cell office:value-type="string">
            <text:p>Monday, January 24, 1927</text:p>
          </table:table-cell>
          <table:table-cell table:style-name="ce3" office:value-type="string">
            <text:p>Buy</text:p>
          </table:table-cell>
          <table:table-cell office:value-type="string">
            <text:p>13.80</text:p>
          </table:table-cell>
          <table:table-cell office:value-type="string">
            <text:p>July 1927</text:p>
          </table:table-cell>
          <table:table-cell office:value-type="string">
            <text:p>200</text:p>
          </table:table-cell>
          <table:table-cell office:value-type="string">
            <text:p>I have already made arrangements and sent my money to a broker in New York, and have today bought 200 bales of July cotton at 13.80. I am going to hold this cotton. If it goes up, as I am sure it will this Spring and Summer, as my profits accumulate, I am going to buy more on the way up.</text:p>
          </table:table-cell>
          <table:table-cell/>
        </table:table-row>
        <table:table-row table:style-name="ro5">
          <table:table-cell/>
          <table:table-cell office:value-type="string">
            <text:p>70</text:p>
          </table:table-cell>
          <table:table-cell office:value-type="string">
            <text:p>Monday night, January 24, 1927</text:p>
          </table:table-cell>
          <table:table-cell table:number-columns-repeated="4"/>
          <table:table-cell office:value-type="string">
            <text:p>On the same night, January 24th, after Robert had received a telegram from his broker in New York, stating that he had bought 200 bales of July cotton at 13.80, Robert figured that <text:span text:style-name="T1">this would margin him to 12.80</text:span>. He was sure from his study that <text:span text:style-name="T1">July cotton would never decline to 13.25</text:span>.</text:p>
          </table:table-cell>
          <table:table-cell office:value-type="string">
            <text:p>pg. 70</text:p>
            <text:p>BUY: 1927-01-24</text:p>
            <text:p>13.80 = 270 deg.</text:p>
            <text:p>H.Venus at 340 deg, </text:p>
            <text:p>270 - 340 = -70</text:p>
            <text:p><text:span text:style-name="T1">TF of -70.</text:span></text:p>
            <text:p/>
          </table:table-cell>
        </table:table-row>
        <table:table-row table:style-name="ro3">
          <table:table-cell/>
          <table:table-cell office:value-type="string">
            <text:p>71</text:p>
          </table:table-cell>
          <table:table-cell office:value-type="string">
            <text:p>Monday night, January 24, 1927</text:p>
          </table:table-cell>
          <table:table-cell table:number-columns-repeated="4"/>
          <table:table-cell office:value-type="string">
            <text:p>RG has already bought 200 bales of July cotton at 13.80 &amp; put up $1000 as margin.</text:p>
          </table:table-cell>
          <table:table-cell office:value-type="string">
            <text:p>$1000 put up as margin.</text:p>
          </table:table-cell>
        </table:table-row>
        <table:table-row table:style-name="ro6">
          <table:table-cell/>
          <table:table-cell office:value-type="string">
            <text:p>90</text:p>
          </table:table-cell>
          <table:table-cell office:value-type="string">
            <text:p>Friday, January 28, 1927.</text:p>
          </table:table-cell>
          <table:table-cell table:number-columns-repeated="4"/>
          <table:table-cell office:value-type="string">
            <text:p>RG to Mr. K: If you will buy some July or October cotton right now, and hold it, you will make a lot of money. <text:s/>To show your faith in me, buy at least 100 bales. <text:s/>Then along about the 5th of April, we will have a lot of big profits.</text:p>
          </table:table-cell>
          <table:table-cell/>
        </table:table-row>
        <table:table-row table:style-name="ro7">
          <table:table-cell/>
          <table:table-cell office:value-type="string">
            <text:p>93</text:p>
          </table:table-cell>
          <table:table-cell office:value-type="string">
            <text:p>Saturday night, February 5, 1927.</text:p>
          </table:table-cell>
          <table:table-cell table:number-columns-repeated="4"/>
          <table:table-cell office:value-type="string">
            <text:p>RG says Mr. K is a whole-hearted man. <text:s/>Recalls $500 bonus. <text:s/>RG owes him a great debt of gratitutde, because he really helped me get a <text:span text:style-name="T1">start</text:span>. <text:s/>RG victory won.</text:p>
          </table:table-cell>
          <table:table-cell/>
        </table:table-row>
        <table:table-row table:style-name="ro8">
          <table:table-cell/>
          <table:table-cell office:value-type="string">
            <text:p>94</text:p>
          </table:table-cell>
          <table:table-cell office:value-type="string">
            <text:p>February 23, 1927</text:p>
          </table:table-cell>
          <table:table-cell table:number-columns-repeated="4"/>
          <table:table-cell office:value-type="string">
            <text:p>Cotton <text:span text:style-name="T1">start</text:span> up and went up fast. <text:s/></text:p>
          </table:table-cell>
          <table:table-cell/>
        </table:table-row>
        <table:table-row table:style-name="ro9">
          <table:table-cell/>
          <table:table-cell office:value-type="string">
            <text:p>94</text:p>
          </table:table-cell>
          <table:table-cell office:value-type="string">
            <text:p>March 2, 1927</text:p>
          </table:table-cell>
          <table:table-cell/>
          <table:table-cell office:value-type="string">
            <text:p>14.80</text:p>
          </table:table-cell>
          <table:table-cell office:value-type="string">
            <text:p>July 1927</text:p>
          </table:table-cell>
          <table:table-cell/>
          <table:table-cell office:value-type="string">
            <text:p>July cotton had advanced to 14.80 and RG had a profit of $1000. <text:s/>Mr. K has a profit of $2500. <text:s/>Soon to have money to <text:span text:style-name="T1">Start</text:span>.</text:p>
          </table:table-cell>
          <table:table-cell office:value-type="string">
            <text:p>pg. 94</text:p>
            <text:p>14.80 = 130 deg.</text:p>
            <text:p>H.Venus at 39 deg.</text:p>
            <text:p>130 - 39 = 91 deg.</text:p>
            <text:p><text:span text:style-name="T1">TF = 91.</text:span></text:p>
          </table:table-cell>
        </table:table-row>
        <table:table-row table:style-name="ro9">
          <table:table-cell/>
          <table:table-cell office:value-type="string">
            <text:p>94</text:p>
          </table:table-cell>
          <table:table-cell office:value-type="string">
            <text:p>Middle of March 1927</text:p>
          </table:table-cell>
          <table:table-cell/>
          <table:table-cell office:value-type="string">
            <text:p>13.75</text:p>
          </table:table-cell>
          <table:table-cell table:style-name="Default"/>
          <table:table-cell/>
          <table:table-cell office:value-type="string">
            <text:p>Disappointment brought to RG. <text:s/>Cotton <text:span text:style-name="T1">start</text:span>ed to <text:span text:style-name="T1">decline</text:span> and by the middle of the month had declined to around 13.75, wiping out profits.</text:p>
          </table:table-cell>
          <table:table-cell office:value-type="string">
            <text:p>pg. 94</text:p>
            <text:p>13.75 = 332.5 deg</text:p>
            <text:p>H.Venus at 60 deg.</text:p>
            <text:p>332.5 - 60 = 272.5</text:p>
            <text:p><text:span text:style-name="T1">TF = 272.5</text:span></text:p>
          </table:table-cell>
        </table:table-row>
        <table:table-row table:style-name="ro3">
          <table:table-cell/>
          <table:table-cell office:value-type="string">
            <text:p>96</text:p>
          </table:table-cell>
          <table:table-cell office:value-type="string">
            <text:p>April 20, 1927</text:p>
          </table:table-cell>
          <table:table-cell table:number-columns-repeated="4"/>
          <table:table-cell office:value-type="string">
            <text:p>Flood started in the Mississippi Valley. <text:s/>Cotton started to advance and went up fast.</text:p>
          </table:table-cell>
          <table:table-cell/>
        </table:table-row>
        <table:table-row table:style-name="ro6">
          <table:table-cell/>
          <table:table-cell office:value-type="string">
            <text:p>96</text:p>
          </table:table-cell>
          <table:table-cell office:value-type="string">
            <text:p>April 25, 1927</text:p>
          </table:table-cell>
          <table:table-cell/>
          <table:table-cell office:value-type="string">
            <text:p>15.40</text:p>
          </table:table-cell>
          <table:table-cell office:value-type="string">
            <text:p>July 1927</text:p>
          </table:table-cell>
          <table:table-cell/>
          <table:table-cell table:style-name="ce5" office:value-type="string">
            <text:p>July reaching 15.40 by April 25. <text:s/>Marie has profit of over $700 on her 100 bales. <text:s/><text:span text:style-name="T1">Congratulations</text:span> to RG on his <text:span text:style-name="T1">wonderful</text:span> prediction.</text:p>
          </table:table-cell>
          <table:table-cell office:value-type="string">
            <text:p>pg. 96</text:p>
            <text:p>1927-04-25</text:p>
            <text:p>15.40 = 150 deg.</text:p>
            <text:p>H.Venus = 126 deg</text:p>
            <text:p>150 - 126 = 24</text:p>
            <text:p><text:span text:style-name="T1">TF = 24</text:span></text:p>
          </table:table-cell>
        </table:table-row>
        <table:table-row table:style-name="ro7">
          <table:table-cell/>
          <table:table-cell office:value-type="string">
            <text:p>97</text:p>
          </table:table-cell>
          <table:table-cell office:value-type="string">
            <text:p>Saturday, April 30, 1927</text:p>
          </table:table-cell>
          <table:table-cell table:style-name="ce3" office:value-type="string">
            <text:p>Buy</text:p>
          </table:table-cell>
          <table:table-cell/>
          <table:table-cell office:value-type="string">
            <text:p>July 1927</text:p>
          </table:table-cell>
          <table:table-cell office:value-type="string">
            <text:p>100</text:p>
          </table:table-cell>
          <table:table-cell office:value-type="string">
            <text:p>Fortune smiling on us. <text:span text:style-name="T1"><text:s/>In a few weeks</text:span> will be around <text:span text:style-name="T1">17 a pound</text:span>. <text:s/>I bought another 100 bales today and Mr. K bought 500 bales more.</text:p>
          </table:table-cell>
          <table:table-cell/>
        </table:table-row>
        <table:table-row table:style-name="ro6">
          <table:table-cell/>
          <table:table-cell office:value-type="string">
            <text:p>101</text:p>
          </table:table-cell>
          <table:table-cell office:value-type="string">
            <text:p>Week ending: Saturday, May 7, 1927.</text:p>
          </table:table-cell>
          <table:table-cell table:number-columns-repeated="4"/>
          <table:table-cell office:value-type="string">
            <text:p>Greatest week in RG's life up to that time. <text:s/>Cotton <text:span text:style-name="T1">advanced rapidly about $4.00 per bale</text:span>, and by May 7, RG's profits were about $2500. <text:s/>Marie had a profit of over $1000 on her 100 bales which RG bought for her, and Mr. K now had a profit of about $7000.</text:p>
          </table:table-cell>
          <table:table-cell/>
        </table:table-row>
        <table:table-row table:style-name="ro7">
          <table:table-cell/>
          <table:table-cell office:value-type="string">
            <text:p>101</text:p>
          </table:table-cell>
          <table:table-cell office:value-type="string">
            <text:p>Saturday morning, May 7, 1927.</text:p>
          </table:table-cell>
          <table:table-cell table:number-columns-repeated="4"/>
          <table:table-cell office:value-type="string">
            <text:p>Mr. K calls RG into his private office. <text:s/>July now selling around 16 cents per pound. <text:s/>RG Right. <text:s/>RG confides in Mr. K to go to NY by his birthday (33 days away).</text:p>
          </table:table-cell>
          <table:table-cell/>
        </table:table-row>
        <table:table-row table:style-name="ro9">
          <table:table-cell/>
          <table:table-cell office:value-type="string">
            <text:p>103</text:p>
          </table:table-cell>
          <table:table-cell office:value-type="string">
            <text:p>[May 8, 1927 to May 18, 1927]</text:p>
          </table:table-cell>
          <table:table-cell table:number-columns-repeated="4"/>
          <table:table-cell office:value-type="string">
            <text:p>During the next ten days, <text:span text:style-name="T1">cotton was slow and reacted 40 to 50 points. </text:span><text:s/>But this in no wise discouraged Robert, as he felt sure that a big advance was coming the latter part of May and during the early June.</text:p>
          </table:table-cell>
          <table:table-cell/>
        </table:table-row>
        <table:table-row table:style-name="ro3">
          <table:table-cell/>
          <table:table-cell office:value-type="string">
            <text:p>103</text:p>
          </table:table-cell>
          <table:table-cell office:value-type="string">
            <text:p>Thursday, May 19, 1927</text:p>
          </table:table-cell>
          <table:table-cell table:number-columns-repeated="2"/>
          <table:table-cell office:value-type="string">
            <text:p>July 1927</text:p>
          </table:table-cell>
          <table:table-cell/>
          <table:table-cell office:value-type="string">
            <text:p>July cotton around the <text:span text:style-name="T1">16 cent level. </text:span><text:s/>Time to start buying wheat and corn. <text:s/></text:p>
          </table:table-cell>
          <table:table-cell/>
        </table:table-row>
        <table:table-row table:style-name="ro3">
          <table:table-cell/>
          <table:table-cell office:value-type="string">
            <text:p>105</text:p>
          </table:table-cell>
          <table:table-cell office:value-type="string">
            <text:p>Saturday, May 21, 1927</text:p>
          </table:table-cell>
          <table:table-cell table:number-columns-repeated="4"/>
          <table:table-cell office:value-type="string">
            <text:p>RG red-letter day. <text:s/>Wheat, corn and cotton advanced to the highest levels of the season.</text:p>
          </table:table-cell>
          <table:table-cell/>
        </table:table-row>
        <table:table-row table:style-name="ro6">
          <table:table-cell/>
          <table:table-cell office:value-type="string">
            <text:p>107</text:p>
          </table:table-cell>
          <table:table-cell office:value-type="string">
            <text:p>Saturday, May 28, 1927.</text:p>
          </table:table-cell>
          <table:table-cell table:style-name="Default"/>
          <table:table-cell office:value-type="string">
            <text:p>16.40</text:p>
          </table:table-cell>
          <table:table-cell office:value-type="string">
            <text:p>July 1927</text:p>
          </table:table-cell>
          <table:table-cell/>
          <table:table-cell office:value-type="string">
            <text:p>Saturday afternoon, RG boards a train for Sherman, TX, with the<text:span text:style-name="T1"> lightest heart</text:span> that he had ever experienced in his life. <text:s/>Dream was really going to be realized. <text:s/>RG happy. <text:s/>With Marie's money, and $10,000 from Mr. K, he would have about $18,000 for his airplane.</text:p>
          </table:table-cell>
          <table:table-cell office:value-type="string">
            <text:p>pg. 107</text:p>
            <text:p>1927-05-28</text:p>
            <text:p>16.40 = 300 deg</text:p>
            <text:p>H.Venus = 179.6</text:p>
            <text:p>300 - 179.6 = 120.4 = 120</text:p>
            <text:p><text:span text:style-name="T1">TF = 120</text:span></text:p>
          </table:table-cell>
        </table:table-row>
        <table:table-row table:style-name="ro4">
          <table:table-cell/>
          <table:table-cell office:value-type="string">
            <text:p>112</text:p>
          </table:table-cell>
          <table:table-cell office:value-type="string">
            <text:p>June 1, 1927 or June 2, 1927</text:p>
          </table:table-cell>
          <table:table-cell table:number-columns-repeated="4"/>
          <table:table-cell office:value-type="string">
            <text:p>Cycle theory says cotton should be sold out, and there would be a reaction. <text:s/>Time to sell wheat and corn also.</text:p>
          </table:table-cell>
          <table:table-cell/>
        </table:table-row>
        <table:table-row table:style-name="ro10">
          <table:table-cell/>
          <table:table-cell office:value-type="string">
            <text:p>112</text:p>
          </table:table-cell>
          <table:table-cell office:value-type="string">
            <text:p>June 1, 1927</text:p>
          </table:table-cell>
          <table:table-cell table:style-name="ce4" office:value-type="string">
            <text:p>Sell</text:p>
          </table:table-cell>
          <table:table-cell office:value-type="string">
            <text:p>16.80</text:p>
          </table:table-cell>
          <table:table-cell office:value-type="string">
            <text:p>July 1927</text:p>
          </table:table-cell>
          <table:table-cell/>
          <table:table-cell office:value-type="string">
            <text:p>RG sold out of his July cotton at 16.80 and also sold out Marie's cotton. <text:s/>RG's profits and capital together now amounted to $7000. <text:s/>RG went down to the broke's office to watch the market for that week, because he knew the next few days would be very important and anxious days for him. <text:s/>He was thinking every minute of the day when he would start to NY and would make Marie his wife. <text:s/>This would be the greatest start of all his life, as he was starting on favorable conditions.</text:p>
          </table:table-cell>
          <table:table-cell office:value-type="string">
            <text:p>pg. 112</text:p>
            <text:p>1927-06-01</text:p>
            <text:p>RG SELL</text:p>
            <text:p>16.80 = 0 deg.</text:p>
            <text:p>H.Venus at 186 deg</text:p>
            <text:p>0-186 = -186</text:p>
            <text:p><text:span text:style-name="T1">TF = -186</text:span></text:p>
          </table:table-cell>
        </table:table-row>
        <table:table-row table:style-name="ro1" table:number-rows-repeated="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9-13T01:46:19</meta:creation-date>
    <dc:date>2013-09-13T20:33:21</dc:date>
    <dc:creator>Ryan </dc:creator>
    <meta:editing-duration>PT17H25M32S</meta:editing-duration>
    <meta:editing-cycles>6</meta:editing-cycles>
    <meta:generator>LibreOffice/3.6$Linux_X86_64 LibreOffice_project/360m1$Build-304</meta:generator>
    <meta:printed-by>Ryan </meta:printed-by>
    <meta:print-date>2013-09-13T07:14:21</meta:print-date>
    <meta:document-statistic meta:table-count="1" meta:cell-count="102" meta:object-count="0"/>
  </office:meta>
</office:document-meta>
</file>